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C0000001C698204D2B.png"/>
  <manifest:file-entry manifest:media-type="image/png" manifest:full-path="Pictures/1000000000000862000001B6EAF74A76.png"/>
  <manifest:file-entry manifest:media-type="image/png" manifest:full-path="Pictures/100000000000065C000001BE666D568C.png"/>
  <manifest:file-entry manifest:media-type="image/png" manifest:full-path="Pictures/100000000000065800000364D1AF4373.png"/>
  <manifest:file-entry manifest:media-type="image/png" manifest:full-path="Pictures/100002010000021A000000C85D667DFC.png"/>
  <manifest:file-entry manifest:media-type="image/png" manifest:full-path="Pictures/100002010000037300000290C6E70D61.png"/>
  <manifest:file-entry manifest:media-type="image/png" manifest:full-path="Pictures/1000020100000201000000C3C6DC7B6F.png"/>
  <manifest:file-entry manifest:media-type="image/png" manifest:full-path="Pictures/100000000000032B000002F297B6B8F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gradient" draw:fill-color="#ffff99" draw:fill-gradient-name="Gradient_20_7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ffff99" draw:fill-gradient-name="Gradient_20_8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76cm" svg:stroke-color="#ff3333" draw:marker-start-width="0.33cm" draw:marker-end="Arrow" draw:marker-end-width="0.381cm" draw:textarea-horizontal-align="center" draw:textarea-vertical-align="middle" fo:padding-top="0.133cm" fo:padding-bottom="0.133cm" fo:padding-left="0.258cm" fo:padding-right="0.258cm" fo:wrap-option="wrap"/>
    </style:style>
    <style:style style:name="gr9" style:family="graphic" style:parent-style-name="standard">
      <style:graphic-properties svg:stroke-width="0.076cm" svg:stroke-color="#ff3333" draw:marker-start-width="0.33cm" draw:marker-end-width="0.33cm" draw:fill="none" draw:fill-color="#ffff99" draw:textarea-horizontal-align="center" draw:textarea-vertical-align="middl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76cm" svg:stroke-color="#ff3333" draw:marker-start-width="0.33cm" draw:marker-end-width="0.33cm" draw:fill="none" draw:fill-color="#ffffff" draw:textarea-horizontal-align="left" draw:auto-grow-height="true" draw:auto-grow-width="true" fo:min-height="0cm" fo:min-width="0cm" fo:padding-top="0.133cm" fo:padding-bottom="0.133cm" fo:padding-left="0.258cm" fo:padding-right="0.258cm" fo:wrap-option="wrap"/>
    </style:style>
    <style:style style:name="pr1" style:family="presentation" style:parent-style-name="_28_Default_29__20_Title_2f_Text_20_Master-notes">
      <style:graphic-properties draw:fill-color="#ffffff" draw:auto-grow-height="true" fo:min-height="12.573cm" fo:wrap-option="wrap"/>
    </style:style>
    <style:style style:name="pr2" style:family="presentation" style:parent-style-name="_28_Default_29__20_Title_2f_Text_20_Master-notes">
      <style:graphic-properties draw:fill-color="#ffffff" fo:min-height="12.32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punctuation-wrap="simple" style:line-break="strict" style:writing-mode="lr-tb"/>
      <style:text-properties fo:font-size="18pt"/>
    </style:style>
    <style:style style:name="P3" style:family="paragraph">
      <style:paragraph-properties fo:text-align="center"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  <style:text-properties fo:font-size="12pt"/>
    </style:style>
    <style:style style:name="P5" style:family="paragraph">
      <style:paragraph-properties style:punctuation-wrap="simple" style:line-break="strict" style:writing-mode="lr-tb"/>
      <style:text-properties fo:color="#ff3333" fo:font-size="18pt"/>
    </style:style>
    <style:style style:name="T1" style:family="text">
      <style:text-properties fo:font-size="18pt"/>
    </style:style>
    <style:style style:name="T2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f_Text_20_Master">
        <office:forms form:automatic-focus="false" form:apply-design-mode="false"/>
        <draw:custom-shape draw:style-name="gr1" draw:text-style-name="P2" draw:layer="layout" svg:width="3.81cm" svg:height="4.445cm" svg:x="9.55cm" svg:y="8.28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95cm" svg:height="16.51cm" svg:x="16.505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795cm" svg:height="0.962cm" svg:x="16.505cm" svg:y="1.905cm">
          <draw:text-box>
            <text:p text:style-name="P1"><text:span text:style-name="T1">Application</text:span></text:p>
          </draw:text-box>
        </draw:frame>
        <draw:custom-shape draw:style-name="gr1" draw:text-style-name="P2" draw:layer="layout" svg:width="3.81cm" svg:height="4.445cm" svg:x="17.54cm" svg:y="3.275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22.54cm" svg:y="3.276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17.54cm" svg:y="8.275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22.54cm" svg:y="8.276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17.54cm" svg:y="13.375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22.54cm" svg:y="13.376cm">
          <text:p text:style-name="P1"><text:span text:style-name="T1">BizComp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55cm" svg:height="4.109cm" svg:x="13.335cm" svg:y="8.565cm">
          <draw:image xlink:href="Pictures/100002010000037300000290C6E70D61.png" xlink:type="simple" xlink:show="embed" xlink:actuate="onLoad">
            <text:p/>
          </draw:image>
        </draw:frame>
        <draw:custom-shape draw:style-name="gr2" draw:text-style-name="P3" draw:layer="layout" svg:width="5.08cm" svg:height="6.35cm" svg:x="3.14cm" svg:y="12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5.08cm" svg:height="0.962cm" svg:x="3.14cm" svg:y="12.03cm">
          <draw:text-box>
            <text:p text:style-name="P1"><text:span text:style-name="T1">Test Spike</text:span></text:p>
          </draw:text-box>
        </draw:frame>
        <draw:custom-shape draw:style-name="gr1" draw:text-style-name="P2" draw:layer="layout" svg:width="3.81cm" svg:height="4.445cm" svg:x="3.85cm" svg:y="13.281cm">
          <text:p text:style-name="P1"><text:span text:style-name="T1">Test</text:span></text:p>
          <text:p text:style-name="P1"><text:span text:style-name="T1">Biz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08cm" svg:height="7.62cm" svg:x="3.175cm" svg:y="2.0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08cm" svg:height="0.962cm" svg:x="3.175cm" svg:y="2.04cm">
          <draw:text-box>
            <text:p text:style-name="P1"><text:span text:style-name="T1">Unit Test Suite</text:span></text:p>
          </draw:text-box>
        </draw:frame>
        <draw:custom-shape draw:style-name="gr1" draw:text-style-name="P2" draw:layer="layout" svg:width="3.81cm" svg:height="1.068cm" svg:x="3.85cm" svg:y="3.482cm">
          <text:p text:style-name="P1"><text:span text:style-name="T1">Uni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068cm" svg:x="3.85cm" svg:y="4.982cm">
          <text:p text:style-name="P1"><text:span text:style-name="T1">Uni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068cm" svg:x="3.85cm" svg:y="6.482cm">
          <text:p text:style-name="P1"><text:span text:style-name="T1">Uni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068cm" svg:x="3.85cm" svg:y="7.982cm">
          <text:p text:style-name="P1"><text:span text:style-name="T1">Uni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836cm" svg:height="1.425cm" draw:transform="rotate (-0.755029434413791) translate (9.706cm 4.335cm)">
          <draw:image xlink:href="Pictures/100002010000021A000000C85D667DFC.png" xlink:type="simple" xlink:show="embed" xlink:actuate="onLoad">
            <text:p/>
          </draw:image>
        </draw:frame>
        <draw:frame draw:style-name="gr6" draw:text-style-name="P3" draw:layer="layout" svg:width="3.836cm" svg:height="1.425cm" draw:transform="rotate (-2.38656321917778) translate (12.501cm 14.173cm)">
          <draw:image xlink:href="Pictures/100002010000021A000000C85D667DFC.png" xlink:type="simple" xlink:show="embed" xlink:actuate="onLoad">
            <text:p/>
          </draw:image>
        </draw:frame>
        <presentation:notes draw:style-name="dp2"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7" draw:layer="layout" svg:width="13.968cm" svg:height="10.476cm" svg:x="3.81cm" svg:y="2.123cm" draw:page-number="1" presentation:class="page"/>
        </presentation:notes>
      </draw:page>
      <draw:page draw:name="page2" draw:style-name="dp1" draw:master-page-name="_28_Default_29__20_Title_2f_Text_20_Master">
        <office:forms form:automatic-focus="false" form:apply-design-mode="false"/>
        <draw:frame draw:style-name="gr4" draw:text-style-name="P3" draw:layer="layout" svg:width="24.179cm" svg:height="6.69cm" svg:x="1.951cm" svg:y="1.345cm">
          <draw:image xlink:href="Pictures/100000000000065C000001BE666D568C.png" xlink:type="simple" xlink:show="embed" xlink:actuate="onLoad">
            <text:p/>
          </draw:image>
        </draw:frame>
        <draw:line draw:style-name="gr8" draw:text-style-name="P3" draw:layer="layout" svg:x1="8.574cm" svg:y1="3.945cm" svg:x2="5.832cm" svg:y2="3.945cm">
          <text:p/>
        </draw:line>
        <draw:line draw:style-name="gr8" draw:text-style-name="P3" draw:layer="layout" svg:x1="23.495cm" svg:y1="5.43cm" svg:x2="25.4cm" svg:y2="7.2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28_Default_29__20_Title_2f_Text_20_Master">
        <office:forms form:automatic-focus="false" form:apply-design-mode="false"/>
        <draw:line draw:style-name="gr8" draw:text-style-name="P3" draw:layer="layout" svg:x1="8.574cm" svg:y1="3.945cm" svg:x2="5.832cm" svg:y2="3.945cm">
          <text:p/>
        </draw:line>
        <draw:line draw:style-name="gr8" draw:text-style-name="P3" draw:layer="layout" svg:x1="23.495cm" svg:y1="5.43cm" svg:x2="25.4cm" svg:y2="7.2cm">
          <text:p/>
        </draw:line>
        <draw:frame draw:style-name="gr4" draw:text-style-name="P3" draw:layer="layout" svg:width="24.115cm" svg:height="12.242cm" svg:x="1.905cm" svg:y="3.175cm">
          <draw:image xlink:href="Pictures/100000000000065800000364D1AF4373.png" xlink:type="simple" xlink:show="embed" xlink:actuate="onLoad">
            <text:p/>
          </draw:image>
        </draw:frame>
        <draw:ellipse draw:style-name="gr9" draw:text-style-name="P3" draw:layer="layout" svg:width="1.84cm" svg:height="1.27cm" svg:x="3.31cm" svg:y="14.405cm">
          <text:p/>
        </draw:ellipse>
        <draw:line draw:style-name="gr8" draw:text-style-name="P3" draw:layer="layout" svg:x1="9.96cm" svg:y1="4.98cm" svg:x2="6.785cm" svg:y2="6.25cm">
          <text:p/>
        </draw:line>
        <draw:line draw:style-name="gr8" draw:text-style-name="P3" draw:layer="layout" svg:x1="2.54cm" svg:y1="11.865cm" svg:x2="3.81cm" svg:y2="14.405cm">
          <text:p/>
        </draw:line>
        <draw:frame draw:style-name="gr3" draw:text-style-name="P5" draw:layer="layout" svg:width="1.27cm" svg:height="0.962cm" svg:x="9.96cm" svg:y="4.445cm">
          <draw:text-box>
            <text:p><text:span text:style-name="T2">2</text:span></text:p>
          </draw:text-box>
        </draw:frame>
        <draw:frame draw:style-name="gr3" draw:text-style-name="P5" draw:layer="layout" svg:width="1.27cm" svg:height="0.962cm" svg:x="2.005cm" svg:y="10.868cm">
          <draw:text-box>
            <text:p><text:span text:style-name="T2">1</text:span></text:p>
          </draw:text-box>
        </draw:frame>
        <draw:frame draw:style-name="gr3" draw:text-style-name="P5" draw:layer="layout" svg:width="1.27cm" svg:height="0.962cm" svg:x="16.51cm" svg:y="11.738cm">
          <draw:text-box>
            <text:p><text:span text:style-name="T2">3</text:span></text:p>
          </draw:text-box>
        </draw:frame>
        <draw:ellipse draw:style-name="gr9" draw:text-style-name="P3" draw:layer="layout" svg:width="0.937cm" svg:height="0.968cm" svg:x="16.508cm" svg:y="11.732cm">
          <text:p/>
        </draw:ellipse>
        <draw:ellipse draw:style-name="gr9" draw:text-style-name="P3" draw:layer="layout" svg:width="0.937cm" svg:height="0.968cm" svg:x="9.96cm" svg:y="4.445cm">
          <text:p/>
        </draw:ellipse>
        <draw:ellipse draw:style-name="gr9" draw:text-style-name="P3" draw:layer="layout" svg:width="0.937cm" svg:height="0.968cm" svg:x="2.005cm" svg:y="10.895cm">
          <text:p/>
        </draw:ellips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28_Default_29__20_Title_2f_Text_20_Master">
        <office:forms form:automatic-focus="false" form:apply-design-mode="false"/>
        <draw:frame draw:style-name="gr4" draw:text-style-name="P3" draw:layer="layout" svg:width="24.13cm" svg:height="4.895cm" svg:x="1.905cm" svg:y="8.37cm">
          <draw:image xlink:href="Pictures/1000000000000862000001B6EAF74A76.png" xlink:type="simple" xlink:show="embed" xlink:actuate="onLoad">
            <text:p/>
          </draw:image>
        </draw:frame>
        <draw:line draw:style-name="gr8" draw:text-style-name="P3" draw:layer="layout" svg:x1="4.01cm" svg:y1="7.635cm" svg:x2="2.54cm" svg:y2="9.205cm">
          <text:p/>
        </draw:line>
        <draw:ellipse draw:style-name="gr9" draw:text-style-name="P3" draw:layer="layout" svg:width="0.937cm" svg:height="0.968cm" svg:x="1.705cm" svg:y="8.995cm">
          <text:p/>
        </draw:ellipse>
        <draw:frame draw:style-name="gr10" draw:text-style-name="P5" draw:layer="layout" svg:width="3.943cm" svg:height="0.978cm" svg:x="4.045cm" svg:y="7.135cm">
          <draw:text-box>
            <text:p><text:span text:style-name="T2">File selector</text:span></text:p>
          </draw:text-box>
        </draw:frame>
        <draw:frame draw:style-name="gr10" draw:text-style-name="P5" draw:layer="layout" svg:width="3.625cm" svg:height="0.978cm" svg:x="15.946cm" svg:y="7.135cm">
          <draw:text-box>
            <text:p><text:span text:style-name="T2">Current file</text:span></text:p>
          </draw:text-box>
        </draw:frame>
        <draw:line draw:style-name="gr8" draw:text-style-name="P3" draw:layer="layout" svg:x1="15.91cm" svg:y1="7.635cm" svg:x2="14.605cm" svg:y2="9.525cm">
          <text:p/>
        </draw:line>
        <draw:line draw:style-name="gr8" draw:text-style-name="P3" draw:layer="layout" svg:x1="3.175cm" svg:y1="13.97cm" svg:x2="2.541cm" svg:y2="12.505cm">
          <text:p/>
        </draw:line>
        <draw:ellipse draw:style-name="gr9" draw:text-style-name="P3" draw:layer="layout" svg:width="0.937cm" svg:height="0.968cm" svg:x="1.806cm" svg:y="11.595cm">
          <text:p/>
        </draw:ellipse>
        <draw:frame draw:style-name="gr10" draw:text-style-name="P5" draw:layer="layout" svg:width="3.943cm" svg:height="0.978cm" svg:x="2.446cm" svg:y="14.035cm">
          <draw:text-box>
            <text:p><text:span text:style-name="T2">File selector</text:span></text:p>
          </draw:text-box>
        </draw:frame>
        <draw:line draw:style-name="gr8" draw:text-style-name="P3" draw:layer="layout" svg:x1="7.62cm" svg:y1="13.97cm" svg:x2="4.942cm" svg:y2="13.205cm">
          <text:p/>
        </draw:line>
        <draw:ellipse draw:style-name="gr9" draw:text-style-name="P3" draw:layer="layout" svg:width="0.937cm" svg:height="0.968cm" svg:x="3.907cm" svg:y="12.595cm">
          <text:p/>
        </draw:ellipse>
        <draw:frame draw:style-name="gr10" draw:text-style-name="P5" draw:layer="layout" svg:width="4.646cm" svg:height="0.978cm" svg:x="7.647cm" svg:y="13.435cm">
          <draw:text-box>
            <text:p><text:span text:style-name="T2">Break on Error</text:span></text:p>
          </draw:text-box>
        </draw:frame>
        <draw:line draw:style-name="gr8" draw:text-style-name="P3" draw:layer="layout" svg:x1="20.755cm" svg:y1="7.92cm" svg:x2="19.05cm" svg:y2="9.09cm">
          <text:p/>
        </draw:line>
        <draw:ellipse draw:style-name="gr9" draw:text-style-name="P3" draw:layer="layout" svg:width="2.833cm" svg:height="0.968cm" svg:x="16.61cm" svg:y="8.895cm">
          <text:p/>
        </draw:ellipse>
        <draw:frame draw:style-name="gr10" draw:text-style-name="P5" draw:layer="layout" svg:width="5.001cm" svg:height="0.978cm" svg:x="20.746cm" svg:y="7.135cm">
          <draw:text-box>
            <text:p><text:span text:style-name="T2">Stepper butt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28_Default_29__20_Title_2f_Text_20_Master">
        <office:forms form:automatic-focus="false" form:apply-design-mode="false"/>
        <draw:frame draw:style-name="gr4" draw:text-style-name="P3" draw:layer="layout" svg:width="25.399cm" svg:height="12.011cm" svg:x="1.275cm" svg:y="4.475cm">
          <draw:image xlink:href="Pictures/10000000000003C0000001C698204D2B.png" xlink:type="simple" xlink:show="embed" xlink:actuate="onLoad">
            <text:p/>
          </draw:image>
        </draw:frame>
        <draw:frame draw:style-name="gr3" draw:text-style-name="P5" draw:layer="layout" svg:width="1.27cm" svg:height="0.962cm" svg:x="11.095cm" svg:y="5.08cm">
          <draw:text-box>
            <text:p><text:span text:style-name="T2">1</text:span></text:p>
          </draw:text-box>
        </draw:frame>
        <draw:ellipse draw:style-name="gr9" draw:text-style-name="P3" draw:layer="layout" svg:width="0.937cm" svg:height="0.968cm" svg:x="11.095cm" svg:y="5.107cm">
          <text:p/>
        </draw:ellipse>
        <draw:frame draw:style-name="gr3" draw:text-style-name="P5" draw:layer="layout" svg:width="1.27cm" svg:height="0.962cm" svg:x="10.495cm" svg:y="6.181cm">
          <draw:text-box>
            <text:p><text:span text:style-name="T2">2</text:span></text:p>
          </draw:text-box>
        </draw:frame>
        <draw:ellipse draw:style-name="gr9" draw:text-style-name="P3" draw:layer="layout" svg:width="0.937cm" svg:height="0.968cm" svg:x="10.495cm" svg:y="6.108cm">
          <text:p/>
        </draw:ellipse>
        <draw:frame draw:style-name="gr3" draw:text-style-name="P5" draw:layer="layout" svg:width="1.27cm" svg:height="0.962cm" svg:x="12.095cm" svg:y="6.781cm">
          <draw:text-box>
            <text:p><text:span text:style-name="T2">3</text:span></text:p>
          </draw:text-box>
        </draw:frame>
        <draw:ellipse draw:style-name="gr9" draw:text-style-name="P3" draw:layer="layout" svg:width="0.937cm" svg:height="0.968cm" svg:x="12.095cm" svg:y="6.808cm">
          <text:p/>
        </draw:ellipse>
        <draw:frame draw:style-name="gr3" draw:text-style-name="P5" draw:layer="layout" svg:width="1.27cm" svg:height="0.962cm" svg:x="18.295cm" svg:y="7.582cm">
          <draw:text-box>
            <text:p><text:span text:style-name="T2">4</text:span></text:p>
          </draw:text-box>
        </draw:frame>
        <draw:ellipse draw:style-name="gr9" draw:text-style-name="P3" draw:layer="layout" svg:width="0.937cm" svg:height="0.968cm" svg:x="18.295cm" svg:y="7.609cm">
          <text:p/>
        </draw:ellipse>
        <draw:frame draw:style-name="gr3" draw:text-style-name="P5" draw:layer="layout" svg:width="1.27cm" svg:height="0.962cm" svg:x="5.895cm" svg:y="9.282cm">
          <draw:text-box>
            <text:p><text:span text:style-name="T2">1</text:span></text:p>
          </draw:text-box>
        </draw:frame>
        <draw:ellipse draw:style-name="gr9" draw:text-style-name="P3" draw:layer="layout" svg:width="0.937cm" svg:height="0.968cm" svg:x="5.895cm" svg:y="9.309cm">
          <text:p/>
        </draw:ellipse>
        <draw:frame draw:style-name="gr3" draw:text-style-name="P5" draw:layer="layout" svg:width="1.27cm" svg:height="0.962cm" svg:x="9.295cm" svg:y="9.283cm">
          <draw:text-box>
            <text:p><text:span text:style-name="T2">2</text:span></text:p>
          </draw:text-box>
        </draw:frame>
        <draw:ellipse draw:style-name="gr9" draw:text-style-name="P3" draw:layer="layout" svg:width="0.937cm" svg:height="0.968cm" svg:x="9.295cm" svg:y="9.31cm">
          <text:p/>
        </draw:ellipse>
        <draw:frame draw:style-name="gr3" draw:text-style-name="P5" draw:layer="layout" svg:width="1.27cm" svg:height="0.962cm" svg:x="14.195cm" svg:y="9.284cm">
          <draw:text-box>
            <text:p><text:span text:style-name="T2">3</text:span></text:p>
          </draw:text-box>
        </draw:frame>
        <draw:ellipse draw:style-name="gr9" draw:text-style-name="P3" draw:layer="layout" svg:width="0.937cm" svg:height="0.968cm" svg:x="14.195cm" svg:y="9.311cm">
          <text:p/>
        </draw:ellipse>
        <draw:frame draw:style-name="gr3" draw:text-style-name="P5" draw:layer="layout" svg:width="1.27cm" svg:height="0.962cm" svg:x="20.395cm" svg:y="9.285cm">
          <draw:text-box>
            <text:p><text:span text:style-name="T2">4</text:span></text:p>
          </draw:text-box>
        </draw:frame>
        <draw:ellipse draw:style-name="gr9" draw:text-style-name="P3" draw:layer="layout" svg:width="0.937cm" svg:height="0.968cm" svg:x="20.395cm" svg:y="9.312cm">
          <text:p/>
        </draw:ellips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ffff" draw:end-color="#959595" draw:start-intensity="100%" draw:end-intensity="100%" draw:angle="0" draw:border="0%"/>
    <draw:gradient draw:name="Gradient_20_11" draw:display-name="Gradient 11" draw:style="linear" draw:start-color="#e3e3e3" draw:end-color="#9e9e9e" draw:start-intensity="100%" draw:end-intensity="100%" draw:angle="2250" draw:border="0%"/>
    <draw:gradient draw:name="Gradient_20_12" draw:display-name="Gradient 12" draw:style="linear" draw:start-color="#ededed" draw:end-color="#bcbcbc" draw:start-intensity="100%" draw:end-intensity="100%" draw:angle="0" draw:border="0%"/>
    <draw:gradient draw:name="Gradient_20_13" draw:display-name="Gradient 13" draw:style="linear" draw:start-color="#ededed" draw:end-color="#bcbcbc" draw:start-intensity="100%" draw:end-intensity="100%" draw:angle="0" draw:border="0%"/>
    <draw:gradient draw:name="Gradient_20_14" draw:display-name="Gradient 14" draw:style="linear" draw:start-color="#ededed" draw:end-color="#bcbcbc" draw:start-intensity="100%" draw:end-intensity="100%" draw:angle="0" draw:border="0%"/>
    <draw:gradient draw:name="Gradient_20_15" draw:display-name="Gradient 15" draw:style="linear" draw:start-color="#ededed" draw:end-color="#bcbcbc" draw:start-intensity="100%" draw:end-intensity="100%" draw:angle="0" draw:border="0%"/>
    <draw:gradient draw:name="Gradient_20_16" draw:display-name="Gradient 16" draw:style="linear" draw:start-color="#ffffff" draw:end-color="#959595" draw:start-intensity="100%" draw:end-intensity="100%" draw:angle="0" draw:border="0%"/>
    <draw:gradient draw:name="Gradient_20_17" draw:display-name="Gradient 17" draw:style="linear" draw:start-color="#e3e3e3" draw:end-color="#9e9e9e" draw:start-intensity="100%" draw:end-intensity="100%" draw:angle="2250" draw:border="0%"/>
    <draw:gradient draw:name="Gradient_20_18" draw:display-name="Gradient 18" draw:style="linear" draw:start-color="#ededed" draw:end-color="#bcbcbc" draw:start-intensity="100%" draw:end-intensity="100%" draw:angle="0" draw:border="0%"/>
    <draw:gradient draw:name="Gradient_20_19" draw:display-name="Gradient 19" draw:style="linear" draw:start-color="#ededed" draw:end-color="#bcbcbc" draw:start-intensity="100%" draw:end-intensity="100%" draw:angle="0" draw:border="0%"/>
    <draw:gradient draw:name="Gradient_20_20" draw:display-name="Gradient 20" draw:style="linear" draw:start-color="#ededed" draw:end-color="#bcbcbc" draw:start-intensity="100%" draw:end-intensity="100%" draw:angle="0" draw:border="0%"/>
    <draw:gradient draw:name="Gradient_20_21" draw:display-name="Gradient 21" draw:style="linear" draw:start-color="#ededed" draw:end-color="#bcbcbc" draw:start-intensity="100%" draw:end-intensity="100%" draw:angle="0" draw:border="0%"/>
    <draw:gradient draw:name="Gradient_20_7" draw:display-name="Gradient 7" draw:style="rectangular" draw:cx="50%" draw:cy="50%" draw:start-color="#99ccff" draw:end-color="#ffffff" draw:start-intensity="100%" draw:end-intensity="100%" draw:angle="450" draw:border="5%"/>
    <draw:gradient draw:name="Gradient_20_8" draw:display-name="Gradient 8" draw:style="rectangular" draw:cx="50%" draw:cy="50%" draw:start-color="#ccff99" draw:end-color="#ffffff" draw:start-intensity="100%" draw:end-intensity="100%" draw:angle="450" draw:border="5%"/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2="1" draw:dots2-length="0.07cm" draw:distance="0.052cm"/>
    <draw:stroke-dash draw:name="Dash_20_11" draw:display-name="Dash 11" draw:style="rect" draw:dots2="1" draw:dots2-length="0.07cm" draw:distance="0.052cm"/>
    <draw:stroke-dash draw:name="Dash_20_12" draw:display-name="Dash 12" draw:style="rect" draw:dots2="1" draw:dots2-length="0.07cm" draw:distance="0.052cm"/>
    <draw:stroke-dash draw:name="Dash_20_3" draw:display-name="Dash 3" draw:style="rect" draw:dots2="1" draw:dots2-length="0.07cm" draw:distance="0.052cm"/>
    <draw:stroke-dash draw:name="Dash_20_4" draw:display-name="Dash 4" draw:style="rect" draw:dots2="1" draw:dots2-length="0.07cm" draw:distance="0.052cm"/>
    <draw:stroke-dash draw:name="Dash_20_5" draw:display-name="Dash 5" draw:style="rect" draw:dots2="1" draw:dots2-length="0.07cm" draw:distance="0.052cm"/>
    <draw:stroke-dash draw:name="Dash_20_6" draw:display-name="Dash 6" draw:style="rect" draw:dots2="1" draw:dots2-length="0.07cm" draw:distance="0.052cm"/>
    <draw:stroke-dash draw:name="Dash_20_7" draw:display-name="Dash 7" draw:style="rect" draw:dots2="1" draw:dots2-length="0.07cm" draw:distance="0.052cm"/>
    <draw:stroke-dash draw:name="Dash_20_8" draw:display-name="Dash 8" draw:style="rect" draw:dots2="1" draw:dots2-length="0.07cm" draw:distance="0.052cm"/>
    <draw:stroke-dash draw:name="Dash_20_9" draw:display-name="Dash 9" draw:style="rect" draw:dots2="1" draw:dots2-length="0.07cm" draw:distance="0.05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pert_5f_Integrated_5f_Systems_5f_PPT_5f_template_5f_white_5f_standard-background" style:display-name="Expert_Integrated_Systems_PPT_template_white_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Expert_5f_Integrated_5f_Systems_5f_PPT_5f_template_5f_white_5f_standard-backgroundobjects" style:display-name="Expert_Integrated_Systems_PPT_template_white_standard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Expert_5f_Integrated_5f_Systems_5f_PPT_5f_template_5f_white_5f_standard-backgroundobjects" style:display-name="Expert_Integrated_Systems_PPT_template_white_standard-backgroundobjects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line-through-style="none" style:text-position="0% 100%" fo:font-family="Arial" style:font-pitch="variable" fo:font-size="14pt" fo:font-style="normal" fo:text-shadow="none" style:text-underline-style="none" fo:font-weight="normal" style:font-family-asian="'MS PGothic'" style:font-family-generic-asian="swiss" style:font-pitch-asian="variable" style:font-size-asian="14pt" style:font-style-asian="normal" style:font-weight-asian="normal" style:font-family-complex="'MS PGothic'" style:font-family-generic-complex="swiss" style:font-pitch-complex="variable" style:font-size-complex="14pt" style:font-style-complex="normal" style:font-weight-complex="normal" style:font-relief="none"/>
    </style:style>
    <style:style style:name="Expert_5f_Integrated_5f_Systems_5f_PPT_5f_template_5f_white_5f_standard-notes" style:display-name="Expert_Integrated_Systems_PPT_template_white_standard-notes" style:family="presentation">
      <style:graphic-properties draw:stroke="none" draw:fill="none" fo:padding-top="0.13cm" fo:padding-bottom="0.13cm" fo:padding-left="0.25cm" fo:padding-right="0.25cm">
        <text:list-style style:name="Expert_5f_Integrated_5f_Systems_5f_PPT_5f_template_5f_white_5f_standard-notes" style:display-name="Expert_Integrated_Systems_PPT_template_white_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xpert_5f_Integrated_5f_Systems_5f_PPT_5f_template_5f_white_5f_standard-outline1" style:display-name="Expert_Integrated_Systems_PPT_template_white_standard-outline1" style:family="presentation">
      <style:graphic-properties draw:stroke="none" draw:fill="none" fo:padding-top="0.13cm" fo:padding-bottom="0.13cm" fo:padding-left="0.25cm" fo:padding-right="0.25cm">
        <text:list-style style:name="Expert_5f_Integrated_5f_Systems_5f_PPT_5f_template_5f_white_5f_standard-outline1" style:display-name="Expert_Integrated_Systems_PPT_template_white_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 text:min-label-width="0.4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xpert_5f_Integrated_5f_Systems_5f_PPT_5f_template_5f_white_5f_standard-outline2" style:display-name="Expert_Integrated_Systems_PPT_template_white_standard-outline2" style:family="presentation" style:parent-style-name="Expert_5f_Integrated_5f_Systems_5f_PPT_5f_template_5f_white_5f_standard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  <style:tab-stop style:position="26.50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Expert_5f_Integrated_5f_Systems_5f_PPT_5f_template_5f_white_5f_standard-outline3" style:display-name="Expert_Integrated_Systems_PPT_template_white_standard-outline3" style:family="presentation" style:parent-style-name="Expert_5f_Integrated_5f_Systems_5f_PPT_5f_template_5f_white_5f_standard-outline2">
      <style:paragraph-properties fo:margin-left="2.235cm" fo:margin-right="0cm" fo:margin-top="0.123cm" fo:margin-bottom="0cm" fo:line-height="100%" fo:text-align="start" fo:text-indent="-0.017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  <style:tab-stop style:position="25.70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Expert_5f_Integrated_5f_Systems_5f_PPT_5f_template_5f_white_5f_standard-outline4" style:display-name="Expert_Integrated_Systems_PPT_template_white_standard-outline4" style:family="presentation" style:parent-style-name="Expert_5f_Integrated_5f_Systems_5f_PPT_5f_template_5f_white_5f_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Expert_5f_Integrated_5f_Systems_5f_PPT_5f_template_5f_white_5f_standard-outline5" style:display-name="Expert_Integrated_Systems_PPT_template_white_standard-outline5" style:family="presentation" style:parent-style-name="Expert_5f_Integrated_5f_Systems_5f_PPT_5f_template_5f_white_5f_standard-outline4">
      <style:paragraph-properties fo:margin-left="4.775cm" fo:margin-right="0cm" fo:margin-top="0.105cm" fo:margin-bottom="0cm" fo:line-height="100%" fo:text-align="start" fo:text-indent="-0.022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Expert_5f_Integrated_5f_Systems_5f_PPT_5f_template_5f_white_5f_standard-outline6" style:display-name="Expert_Integrated_Systems_PPT_template_white_standard-outline6" style:family="presentation" style:parent-style-name="Expert_5f_Integrated_5f_Systems_5f_PPT_5f_template_5f_white_5f_standard-outline5">
      <style:paragraph-properties fo:margin-left="4.775cm" fo:margin-right="0cm" fo:margin-top="0.105cm" fo:margin-bottom="0cm" fo:line-height="100%" fo:text-align="start" fo:text-indent="-0.022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Expert_5f_Integrated_5f_Systems_5f_PPT_5f_template_5f_white_5f_standard-outline7" style:display-name="Expert_Integrated_Systems_PPT_template_white_standard-outline7" style:family="presentation" style:parent-style-name="Expert_5f_Integrated_5f_Systems_5f_PPT_5f_template_5f_white_5f_standard-outline6">
      <style:paragraph-properties fo:margin-left="4.775cm" fo:margin-right="0cm" fo:margin-top="0.105cm" fo:margin-bottom="0cm" fo:line-height="100%" fo:text-align="start" fo:text-indent="-0.022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Expert_5f_Integrated_5f_Systems_5f_PPT_5f_template_5f_white_5f_standard-outline8" style:display-name="Expert_Integrated_Systems_PPT_template_white_standard-outline8" style:family="presentation" style:parent-style-name="Expert_5f_Integrated_5f_Systems_5f_PPT_5f_template_5f_white_5f_standard-outline7">
      <style:paragraph-properties fo:margin-left="4.775cm" fo:margin-right="0cm" fo:margin-top="0.105cm" fo:margin-bottom="0cm" fo:line-height="100%" fo:text-align="start" fo:text-indent="-0.022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Expert_5f_Integrated_5f_Systems_5f_PPT_5f_template_5f_white_5f_standard-outline9" style:display-name="Expert_Integrated_Systems_PPT_template_white_standard-outline9" style:family="presentation" style:parent-style-name="Expert_5f_Integrated_5f_Systems_5f_PPT_5f_template_5f_white_5f_standard-outline8">
      <style:paragraph-properties fo:margin-left="4.775cm" fo:margin-right="0cm" fo:margin-top="0.105cm" fo:margin-bottom="0cm" fo:line-height="100%" fo:text-align="start" fo:text-indent="-0.022cm" style:punctuation-wrap="simple" style:line-break="normal" style:writing-mode="lr-tb" style:font-independent-line-spacing="true">
        <style:tab-stops>
          <style:tab-stop style:position="0cm"/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Expert_5f_Integrated_5f_Systems_5f_PPT_5f_template_5f_white_5f_standard-subtitle" style:display-name="Expert_Integrated_Systems_PPT_template_white_standard-subtitle" style:family="presentation">
      <style:graphic-properties draw:stroke="none" draw:fill="none" draw:textarea-vertical-align="middle">
        <text:list-style style:name="Expert_5f_Integrated_5f_Systems_5f_PPT_5f_template_5f_white_5f_standard-subtitle" style:display-name="Expert_Integrated_Systems_PPT_template_white_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xpert_5f_Integrated_5f_Systems_5f_PPT_5f_template_5f_white_5f_standard-title" style:display-name="Expert_Integrated_Systems_PPT_template_white_standard-title" style:family="presentation">
      <style:graphic-properties draw:stroke="none" draw:fill="none" draw:fill-color="#83d1f5" draw:textarea-horizontal-align="justify" draw:textarea-vertical-align="top" draw:auto-grow-height="false" draw:auto-grow-width="false" fo:min-height="1.188cm" fo:min-width="0cm" fo:padding-top="0.13cm" fo:padding-bottom="0.13cm" fo:padding-left="0.25cm" fo:padding-right="0.25cm" fo:wrap-option="wrap" draw:shadow="hidden" draw:shadow-color="#808080" draw:shadow-opacity="75%">
        <text:list-style style:name="Expert_5f_Integrated_5f_Systems_5f_PPT_5f_template_5f_white_5f_standard-title" style:display-name="Expert_Integrated_Systems_PPT_template_white_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gr3" style:family="graphic" style:parent-style-name="standard">
      <style:graphic-properties draw:stroke="none" draw:fill="none" draw:fill-color="#83d1f5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75%"/>
    </style:style>
    <style:style style:name="Mgr5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.447cm" fo:padding-top="0.128cm" fo:padding-bottom="0.128cm" fo:padding-left="0.256cm" fo:padding-right="0.256cm" fo:wrap-option="wrap" draw:shadow="hidden"/>
    </style:style>
    <style:style style:name="Mgr6" style:family="graphic" style:parent-style-name="standard" style:list-style-name="ML3">
      <style:graphic-properties draw:stroke="none" draw:fill="none" draw:fill-color="#83d1f5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75%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4">
      <style:graphic-properties draw:stroke="none" draw:fill="none" draw:fill-color="#83d1f5" draw:textarea-horizontal-align="justify" draw:textarea-vertical-align="top" draw:auto-grow-height="true" fo:min-height="0.868cm" fo:min-width="2.281cm" fo:padding-top="0.13cm" fo:padding-bottom="0.13cm" fo:padding-left="0.25cm" fo:padding-right="0.25cm" fo:wrap-option="no-wrap" draw:shadow="hidden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r4" style:family="presentation" style:parent-style-name="_28_Default_29__20_Title_2f_Text_20_Master-backgroundobjects">
      <style:graphic-properties draw:stroke="none" draw:fill="none" draw:auto-grow-height="false" fo:min-height="1.449cm" fo:wrap-option="no-wrap"/>
    </style:style>
    <style:style style:name="Mpr5" style:family="presentation" style:parent-style-name="_28_Default_29__20_Title_2f_Text_20_Master-backgroundobjects">
      <style:graphic-properties draw:stroke="none" draw:fill="none" draw:auto-grow-height="false" fo:min-height="1.397cm" fo:wrap-option="no-wrap"/>
    </style:style>
    <style:style style:name="Mpr6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no-wrap"/>
    </style:style>
    <style:style style:name="Mpr7" style:family="presentation" style:parent-style-name="Expert_5f_Integrated_5f_Systems_5f_PPT_5f_template_5f_white_5f_standard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 draw:shadow-opacity="75%"/>
    </style:style>
    <style:style style:name="Mpr8" style:family="presentation" style:parent-style-name="Expert_5f_Integrated_5f_Systems_5f_PPT_5f_template_5f_white_5f_standard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 draw:shadow-opacity="75%"/>
    </style:style>
    <style:style style:name="Mpr9" style:family="presentation" style:parent-style-name="Expert_5f_Integrated_5f_Systems_5f_PPT_5f_template_5f_white_5f_standard-backgroundobjects" style:list-style-name="ML3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 draw:shadow-opacity="75%"/>
    </style:style>
    <style:style style:name="Mpr10" style:family="presentation" style:parent-style-name="Expert_5f_Integrated_5f_Systems_5f_PPT_5f_template_5f_white_5f_standard-backgroundobjects" style:list-style-name="ML3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 draw:shadow-opacity="75%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 style:line-break="strict" style:writing-mode="lr-tb"/>
      <style:text-properties fo:font-size="24pt"/>
    </style:style>
    <style:style style:name="MP5" style:family="paragraph">
      <style:paragraph-properties fo:margin-left="0cm" fo:margin-right="0cm" fo:text-align="end" fo:text-indent="0cm" style:punctuation-wrap="hanging" style:line-break="strict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7" style:family="paragraph">
      <style:paragraph-properties fo:margin-left="0cm" fo:margin-right="0cm" fo:text-align="start" fo:text-indent="0cm" style:punctuation-wrap="hanging" style:line-break="strict"/>
    </style:style>
    <style:style style:name="M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9.8999996185303pt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9pt" fo:language="en" fo:country="US" style:font-family-asian="'ＭＳ Ｐゴシック'" style:font-pitch-asian="variable" style:font-size-asian="9pt" style:font-family-complex="'ＭＳ Ｐゴシック'" style:font-pitch-complex="variable" style:font-size-complex="9pt"/>
    </style:style>
    <style:style style:name="MT3" style:family="text">
      <style:text-properties fo:color="#000000" fo:font-size="10pt" fo:language="en" fo:country="US" style:font-family-asian="'ＭＳ Ｐゴシック'" style:font-pitch-asian="variable" style:font-size-asian="10pt" style:font-family-complex="'ＭＳ Ｐゴシック'" style:font-pitch-complex="variable" style:font-size-complex="10pt"/>
    </style:style>
    <style:style style:name="MT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MT5" style:family="text">
      <style:text-properties fo:color="#000000" fo:font-size="12pt" fo:language="en" fo:country="US" style:font-family-asian="'ＭＳ Ｐゴシック'" style:font-pitch-asian="variable" style:font-size-asian="12pt" style:font-family-complex="'ＭＳ Ｐゴシック'" style:font-pitch-complex="variable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  <text:list-style style:name="M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_28_Default_29__20_Title_2f_Text_20_Master-title" draw:layer="backgroundobjects" svg:width="13.968cm" svg:height="10.476cm" svg:x="3.81cm" svg:y="2.123cm" presentation:class="page"/>
        <draw:frame presentation:style-name="_28_Default_29__20_Title_2f_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xpert_5f_Integrated_5f_Systems_5f_PPT_5f_template_5f_white_5f_standard" style:display-name="Expert_Integrated_Systems_PPT_template_white_standard" style:page-layout-name="PM1" draw:style-name="Mdp2">
      <draw:frame draw:name="Picture 55" draw:style-name="Mgr3" draw:text-style-name="MP4" draw:layer="backgroundobjects" svg:width="1.219cm" svg:height="1.133cm" svg:x="0.802cm" svg:y="0.369cm">
        <draw:image xlink:href="Pictures/100000000000032B000002F297B6B8F5.png" xlink:type="simple" xlink:show="embed" xlink:actuate="onLoad">
          <text:p/>
        </draw:image>
      </draw:frame>
      <draw:frame presentation:style-name="Expert_5f_Integrated_5f_Systems_5f_PPT_5f_template_5f_white_5f_standard-title" draw:layer="backgroundobjects" svg:width="26.843cm" svg:height="1.309cm" svg:x="0.778cm" svg:y="1.871cm" presentation:class="title" presentation:placeholder="true">
        <draw:text-box/>
      </draw:frame>
      <draw:frame presentation:style-name="Expert_5f_Integrated_5f_Systems_5f_PPT_5f_template_5f_white_5f_standard-outline1" draw:layer="backgroundobjects" svg:width="26.834cm" svg:height="13.768cm" svg:x="0.466cm" svg:y="5.599cm" presentation:class="outline" presentation:placeholder="true">
        <draw:text-box/>
      </draw:frame>
      <draw:line draw:name="Line 25" draw:style-name="Mgr4" draw:text-style-name="MP4" draw:layer="backgroundobjects" svg:x1="0.797cm" svg:y1="1.681cm" svg:x2="27.193cm" svg:y2="1.681cm">
        <text:p/>
      </draw:line>
      <draw:custom-shape draw:name="Rectangle 6" draw:style-name="Mgr5" draw:text-style-name="MP6" draw:layer="backgroundobjects" svg:width="9.353cm" svg:height="0.703cm" svg:x="18.151cm" svg:y="19.638cm">
        <text:list text:style-name="ML3">
          <text:list-header>
            <text:p text:style-name="MP5"><text:span text:style-name="MT2">© 201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28" draw:style-name="Mgr6" draw:text-style-name="MP8" draw:layer="backgroundobjects" svg:width="1.692cm" svg:height="0.759cm" svg:x="0.524cm" svg:y="19.769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40" draw:style-name="Mgr7" draw:text-style-name="MP4" draw:layer="backgroundobjects" svg:width="3.248cm" svg:height="1.235cm" svg:x="24.159cm" svg:y="0.461cm">
        <draw:image xlink:href="Pictures/1000020100000201000000C3C6DC7B6F.png" xlink:type="simple" xlink:show="embed" xlink:actuate="onLoad">
          <text:p/>
        </draw:image>
        <svg:title>ibm_sp_lockup_western-02</svg:title>
      </draw:frame>
      <draw:custom-shape draw:name="Text Box 54" draw:style-name="Mgr8" draw:text-style-name="MP10" draw:layer="backgroundobjects" svg:width="2.781cm" svg:height="1.128cm" svg:x="1.861cm" svg:y="0.432cm">
        <text:list text:style-name="ML4">
          <text:list-header>
            <text:p text:style-name="MP9"><text:span text:style-name="MT4">Mobil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frame presentation:style-name="Mpr7" draw:text-style-name="MP11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8" draw:text-style-name="MP12" draw:layer="backgroundobjects" svg:width="9.356cm" svg:height="1.398cm" svg:x="12.228cm" svg:y="0.001cm" presentation:class="date-time">
          <draw:text-box>
            <text:p/>
          </draw:text-box>
        </draw:frame>
        <draw:page-thumbnail presentation:style-name="Expert_5f_Integrated_5f_Systems_5f_PPT_5f_template_5f_white_5f_standard-title" draw:layer="backgroundobjects" svg:width="14.393cm" svg:height="10.479cm" svg:x="3.598cm" svg:y="2.094cm" presentation:class="page"/>
        <draw:frame presentation:style-name="Expert_5f_Integrated_5f_Systems_5f_PPT_5f_template_5f_white_5f_standard-notes" draw:layer="backgroundobjects" svg:width="17.272cm" svg:height="12.574cm" svg:x="2.158cm" svg:y="13.271cm" presentation:class="notes" presentation:placeholder="true">
          <draw:text-box/>
        </draw:frame>
        <draw:frame presentation:style-name="Mpr9" draw:text-style-name="MP11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10" draw:text-style-name="MP12" draw:layer="backgroundobjects" svg:width="9.356cm" svg:height="1.398cm" svg:x="12.228cm" svg:y="26.537cm" presentation:class="page-number">
          <draw:text-box>
            <text:list text:style-name="ML3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Bishop</meta:initial-creator>
    <meta:creation-date>2012-01-11T15:13:16</meta:creation-date>
    <meta:editing-duration>P10DT14H56S</meta:editing-duration>
    <meta:editing-cycles>57</meta:editing-cycles>
    <dc:date>2013-09-24T10:39:22</dc:date>
    <meta:generator>OpenOffice/4.0.0$Unix OpenOffice.org_project/400m3$Build-9702</meta:generator>
    <dc:creator>Karl Bishop</dc:creator>
    <meta:document-statistic meta:object-count="124"/>
  </office:meta>
</office:document-meta>
</file>